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1ce5f0"/>
    </style:style>
    <style:style style:name="P3" style:family="paragraph" style:parent-style-name="Standard">
      <style:paragraph-properties fo:break-before="page"/>
      <style:text-properties officeooo:paragraph-rsid="001d688d"/>
    </style:style>
    <style:style style:name="P4" style:family="paragraph" style:parent-style-name="Standard">
      <style:paragraph-properties fo:break-before="page"/>
      <style:text-properties officeooo:paragraph-rsid="001f94c5"/>
    </style:style>
    <style:style style:name="P5" style:family="paragraph" style:parent-style-name="Standard">
      <style:paragraph-properties fo:text-align="end" style:justify-single-word="false"/>
      <style:text-properties officeooo:paragraph-rsid="00196d35" style:language-asian="ja" style:country-asian="JP"/>
    </style:style>
    <style:style style:name="P6" style:family="paragraph" style:parent-style-name="Standard">
      <style:text-properties officeooo:paragraph-rsid="00196d35" style:language-asian="ja" style:country-asian="JP"/>
    </style:style>
    <style:style style:name="P7"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8" style:family="paragraph" style:parent-style-name="Standard">
      <style:paragraph-properties fo:text-align="center" style:justify-single-word="false"/>
      <style:text-properties fo:font-size="20pt" officeooo:rsid="017a0df9" officeooo:paragraph-rsid="00196d35" style:font-name-asian="ＭＳ 明朝" style:font-size-asian="20pt" style:language-asian="ja" style:country-asian="JP" style:font-size-complex="20pt"/>
    </style:style>
    <style:style style:name="P9"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11" style:family="paragraph" style:parent-style-name="Standard" style:master-page-name="Standard">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12" style:family="paragraph">
      <style:text-properties style:font-name="MSPゴシック" fo:font-size="10pt" style:font-name-asian="MSPゴシック" style:font-size-asian="10pt" style:font-size-complex="10pt"/>
    </style:style>
    <style:style style:name="P13" style:family="paragraph">
      <style:paragraph-properties fo:text-align="center"/>
    </style:style>
    <style:style style:name="P14" style:family="paragraph">
      <style:paragraph-properties fo:text-align="center"/>
      <style:text-properties fo:font-size="12pt"/>
    </style:style>
    <style:style style:name="P15" style:family="paragraph">
      <style:paragraph-properties fo:text-align="center" style:text-autospace="none"/>
    </style:style>
    <style:style style:name="P16"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17" style:family="paragraph">
      <style:paragraph-properties fo:text-align="center"/>
      <style:text-properties fo:font-size="9pt" style:font-name-asian="ＭＳ Ｐゴシック1" style:font-size-asian="9pt" style:font-size-complex="9pt"/>
    </style:style>
    <style:style style:name="P18" style:family="paragraph">
      <style:paragraph-properties fo:text-align="center"/>
      <style:text-properties style:font-name="ＭＳ Ｐゴシック" fo:font-size="12pt"/>
    </style:style>
    <style:style style:name="P19" style:family="paragraph">
      <style:paragraph-properties fo:text-align="center"/>
      <style:text-properties style:font-name="MS  Pゴシック" fo:font-size="9pt" style:font-name-asian="MS  Pゴシック" style:font-size-asian="9pt" style:font-size-complex="9pt"/>
    </style:style>
    <style:style style:name="P20"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style:font-name="MS  Pゴシック" fo:font-size="10pt" style:font-name-asian="ＭＳ Ｐゴシック1" style:font-size-asian="10pt" style:font-size-complex="10pt"/>
    </style:style>
    <style:style style:name="P23" style:family="paragraph">
      <style:paragraph-properties fo:text-align="center"/>
      <style:text-properties style:font-name="MS  Pゴシック" fo:font-size="9pt" style:font-name-asian="ＭＳ Ｐゴシック1" style:font-size-asian="9pt" style:font-size-complex="9pt"/>
    </style:style>
    <style:style style:name="P24" style:family="paragraph">
      <style:paragraph-properties fo:text-align="center"/>
      <style:text-properties fo:font-size="10pt" style:font-name-asian="ＭＳ Ｐゴシック1" style:font-size-asian="10pt" style:font-size-complex="10pt"/>
    </style:style>
    <style:style style:name="T1" style:family="text">
      <style:text-properties officeooo:rsid="002372ea"/>
    </style:style>
    <style:style style:name="T2" style:family="text">
      <style:text-properties style:font-name="MSPゴシック" fo:font-size="10pt" style:font-name-asian="MSPゴシック" style:font-size-asian="10pt" style:font-size-complex="10pt"/>
    </style:style>
    <style:style style:name="T3" style:family="text">
      <style:text-properties style:font-name="ＭＳ Ｐゴシック" fo:font-size="9pt" style:font-name-asian="Monaco1" style:font-size-asian="9pt" style:font-name-complex="Monaco1" style:font-size-complex="9pt"/>
    </style:style>
    <style:style style:name="T4" style:family="text">
      <style:text-properties fo:font-size="9pt" style:font-name-asian="ＭＳ Ｐゴシック1" style:font-size-asian="9pt" style:font-size-complex="9pt"/>
    </style:style>
    <style:style style:name="T5" style:family="text">
      <style:text-properties style:font-name="ＭＳ Ｐゴシック" fo:font-size="12pt"/>
    </style:style>
    <style:style style:name="T6" style:family="text">
      <style:text-properties style:font-name="MS  Pゴシック" fo:font-size="9pt" style:font-name-asian="MS  Pゴシック" style:font-size-asian="9pt" style:font-size-complex="9pt"/>
    </style:style>
    <style:style style:name="T7" style:family="text">
      <style:text-properties style:font-name="MS  Pゴシック" fo:font-size="9pt" style:font-name-asian="ＭＳ Ｐゴシック1" style:font-size-asian="9pt" style:font-size-complex="9pt"/>
    </style:style>
    <style:style style:name="T8" style:family="text">
      <style:text-properties style:font-name="ＭＳ Ｐゴシック1" fo:font-size="9pt" style:font-name-asian="MS  Pゴシック" style:font-size-asian="9pt" style:font-name-complex="Monaco1" style:font-size-complex="9pt"/>
    </style:style>
    <style:style style:name="T9" style:family="text">
      <style:text-properties style:font-name="ＭＳ Ｐゴシック1" fo:font-size="9pt" style:font-name-asian="Monaco1"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Arrow" draw:fill="none" draw:fill-color="#ffffff" fo:min-height="2.745cm"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3" style:family="graphic">
      <style:graphic-properties style:run-through="foreground" style:vertical-pos="middle" style:vertical-rel="baseline" style:horizontal-pos="from-left" style:horizontal-rel="paragraph" draw:wrap-influence-on-position="once-concurrent" style:flow-with-text="false"/>
    </style:style>
    <style:style style:name="gr4" style:family="graphic">
      <style:graphic-properties svg:stroke-color="#000000" draw:marker-end="Arrow" draw:marker-end-width="0.199cm" draw:fill="solid" draw:fill-color="#ffffff" draw:textarea-horizontal-align="center" draw:textarea-vertical-align="middle" style:run-through="foreground"/>
    </style:style>
    <style:style style:name="gr5" style:family="graphic">
      <style:graphic-properties svg:stroke-color="#000000" draw:fill="solid" draw:fill-color="#ffffff" draw:textarea-horizontal-align="center" draw:textarea-vertical-align="middle" style:run-through="foreground"/>
    </style:style>
    <style:style style:name="gr6" style:family="graphic">
      <style:graphic-properties style:run-through="foreground"/>
    </style:style>
    <style:style style:name="gr7"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8"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9" style:family="graphic">
      <style:graphic-properties svg:stroke-color="#000000" draw:fill="solid" draw:fill-color="#ffffff" draw:textarea-horizontal-align="center" draw:textarea-vertical-align="middle" style:run-through="foreground"/>
    </style:style>
    <style:style style:name="gr10" style:family="graphic">
      <style:graphic-properties draw:stroke="none" svg:stroke-color="#000000" draw:marker-end="Arrow" draw:fill="none" draw:fill-color="#ffffff" fo:min-height="2.745cm" style:run-through="foreground"/>
    </style:style>
    <style:style style:name="gr11" style:family="graphic">
      <style:graphic-properties svg:stroke-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style-name="gr1" draw:text-style-name="P12" svg:width="16.827cm" svg:height="2.745cm" svg:x="2.083cm" svg:y="2cm">
        <draw:text-box>
          <text:p><text:span text:style-name="T2">ファイル名</text:span><text:span text:style-name="T2">:order.html</text:span><text:span text:style-name="T2"><text:tab/></text:span><text:span text:style-name="T2"><text:tab/></text:span><text:span text:style-name="T2"><text:tab/></text:span><text:span text:style-name="T2">画面名</text:span><text:span text:style-name="T2">:</text:span><text:span text:style-name="T2">発注・受注機能</text:span><text:span text:style-name="T2"><text:tab/></text:span></text:p>
          <text:p><text:span text:style-name="T2">作成日　</text:span><text:span text:style-name="T2">2015.01.12</text:span><text:span text:style-name="T2"><text:tab/></text:span><text:span text:style-name="T2">設計者　</text:span><text:span text:style-name="T2">T.Yamamoto</text:span><text:span text:style-name="T2"><text:tab/></text:span><text:span text:style-name="T2">作成者　</text:span><text:span text:style-name="T2">T.Yamamoto</text:span></text:p>
          <text:p><text:span text:style-name="T2">概要：　ボルグシステム受発注画面をクリエイトタグを用いての作成したもの</text:span></text:p>
          <text:p><text:span text:style-name="T2">図の説明：　</text:span><text:span text:style-name="T2">order.html</text:span><text:span text:style-name="T2">ファイルに記述される内容のフローチャート</text:span></text:p>
          <text:p><text:span text:style-name="T2">パラメータ</text:span></text:p>
        </draw:text-box>
      </draw:frame>
      <draw:line text:anchor-type="page" text:anchor-page-number="2" draw:z-index="1" draw:style-name="gr2" draw:text-style-name="P13" svg:x1="2cm" svg:y1="4.745cm" svg:x2="19.531cm" svg:y2="4.745cm">
        <text:p/>
      </draw:line>
      <text:p text:style-name="P11"/>
      <text:p text:style-name="P7"/>
      <text:p text:style-name="P7"/>
      <text:p text:style-name="P7"/>
      <text:p text:style-name="P7"/>
      <text:p text:style-name="P7"/>
      <text:p text:style-name="P7"/>
      <text:p text:style-name="P9">ボルグシステム</text:p>
      <text:p text:style-name="P10">createTagによる受注画面のHTML設計書</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株式会社デジタルデザインシンク</text:p>
      <text:p text:style-name="P1"><draw:g text:anchor-type="as-char" draw:z-index="2" draw:style-name="gr3"><draw:line draw:style-name="gr4" draw:text-style-name="P14" svg:x1="2.789cm" svg:y1="0.834cm" svg:x2="2.789cm" svg:y2="1.497cm"><text:p/></draw:line><draw:line draw:style-name="gr5" draw:text-style-name="P13" svg:x1="8.235cm" svg:y1="0cm" svg:x2="8.235cm" svg:y2="20.715cm"><text:p/></draw:line><draw:g draw:style-name="gr6"><draw:custom-shape draw:style-name="gr7" draw:text-style-name="P16" svg:width="5.536cm" svg:height="0.987cm" svg:x="0cm" svg:y="1.498cm"><text:p text:style-name="P15"><text:span text:style-name="T3">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489cm"><text:p text:style-name="P13"><text:span text:style-name="T4">ページ全体の領域</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3.464cm" svg:x2="2.789cm" svg:y2="3.993cm"><text:p/></draw:line><draw:circle draw:style-name="gr9" draw:text-style-name="P18" svg:width="0.503cm" svg:height="0.503cm" svg:x="2.496cm" svg:y="0.332cm"><text:p text:style-name="P13"><text:span text:style-name="T5">S</text:span></text:p></draw:circle><draw:circle draw:style-name="gr9" draw:text-style-name="P18" svg:width="0.503cm" svg:height="0.503cm" svg:x="2.492cm" svg:y="21.465cm"><text:p text:style-name="P13"><text:span text:style-name="T5">1</text:span></text:p></draw:circle><draw:g draw:style-name="gr6"><draw:custom-shape draw:style-name="gr7" draw:text-style-name="P16" svg:width="5.536cm" svg:height="0.987cm" svg:x="0.499cm" svg:y="3.993cm"><text:p text:style-name="P15"><text:span text:style-name="T3">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499cm" svg:y="4.985cm"><text:p text:style-name="P13"><text:span text:style-name="T6"><text:s/></text:span><text:span text:style-name="T6">ウィンドウサイズを取得し</text:span></text:p><text:p text:style-name="P13"><text:span text:style-name="T6">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5.96cm" svg:x2="2.789cm" svg:y2="6.489cm"><text:p/></draw:line><draw:g draw:style-name="gr6"><draw:custom-shape draw:style-name="gr7" draw:text-style-name="P16" svg:width="5.536cm" svg:height="0.987cm" svg:x="0.998cm" svg:y="6.489cm"><text:p text:style-name="P15"><text:span text:style-name="T3">div class="page"</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998cm" svg:y="7.481cm"><text:p text:style-name="P13"><text:span text:style-name="T6">main</text:span><text:span text:style-name="T6">以下を</text:span><text:span text:style-name="T6">page</text:span><text:span text:style-name="T6">で囲む</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456cm" svg:x2="2.789cm" svg:y2="8.985cm"><text:p/></draw:line><draw:g draw:style-name="gr6"><draw:custom-shape draw:style-name="gr7" draw:text-style-name="P16" svg:width="5.536cm" svg:height="0.987cm" svg:x="1.498cm" svg:y="8.985cm"><text:p text:style-name="P15"><text:span text:style-name="T3">div class="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1.498cm" svg:y="9.977cm"><text:p text:style-name="P13"><text:span text:style-name="T4">コンテンツ領域となる</text:span><text:span text:style-name="T7">div</text:span><text:span text:style-name="T4">タグ</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0.952cm" svg:x2="2.789cm" svg:y2="11.481cm"><text:p/></draw:line><draw:g draw:style-name="gr6"><draw:custom-shape draw:style-name="gr7" draw:text-style-name="P20" svg:width="5.536cm" svg:height="0.987cm" svg:x="0cm" svg:y="11.481cm"><text:p text:style-name="P15"><text:span text:style-name="T8">ここから</text:span><text:span text:style-name="T9">javascript</text:span></text:p><text:p text:style-name="P15"><text:span text:style-name="T9">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472cm"><text:p text:style-name="P13"><text:span text:style-name="T7">dom</text:span><text:span text:style-name="T4">要素を作るための</text:span></text:p><text:p text:style-name="P13"><text:span text:style-name="T4">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448cm" svg:x2="2.789cm" svg:y2="13.977cm"><text:p/></draw:line><draw:g draw:style-name="gr6"><draw:custom-shape draw:style-name="gr7" draw:text-style-name="P20" svg:width="5.536cm" svg:height="0.987cm" svg:x="0cm" svg:y="13.977cm"><text:p text:style-name="P15"><text:span text:style-name="T9">creator.getJsonFile('source/order.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4.968cm"><text:p text:style-name="P13"><text:span text:style-name="T4">受発注画面の</text:span><text:span text:style-name="T7">dom</text:span><text:span text:style-name="T4">に</text:span></text:p><text:p text:style-name="P13"><text:span text:style-name="T4">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5.943cm" svg:x2="2.789cm" svg:y2="16.472cm"><text:p/></draw:line><draw:g draw:style-name="gr6"><draw:custom-shape draw:style-name="gr7" draw:text-style-name="P20" svg:width="5.536cm" svg:height="0.987cm" svg:x="0cm" svg:y="16.473cm"><text:p text:style-name="P15"><text:span text:style-name="T9">creator.getDomFile</text:span></text:p><text:p text:style-name="P15"><text:span text:style-name="T9">('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464cm"><text:p text:style-name="P13"><text:span text:style-name="T4">受発注画面に配置する</text:span><text:span text:style-name="T7">dom</text:span><text:span text:style-name="T4">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441cm" svg:x2="2.789cm" svg:y2="18.97cm"><text:p/></draw:line><draw:g draw:style-name="gr6"><draw:custom-shape draw:style-name="gr7" draw:text-style-name="P20" svg:width="5.536cm" svg:height="0.987cm" svg:x="0cm" svg:y="18.969cm"><text:p text:style-name="P15"><text:span text:style-name="T9">creator.outputTag</text:span></text:p><text:p text:style-name="P15"><text:span text:style-name="T9">('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9.96cm"><text:p text:style-name="P13"><text:span text:style-name="T4">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0.937cm" svg:x2="2.789cm" svg:y2="21.466cm"><text:p/></draw:line><draw:line draw:style-name="gr4" draw:text-style-name="P14" svg:x1="11.908cm" svg:y1="0.834cm" svg:x2="11.908cm" svg:y2="1.497cm"><text:p/></draw:line><draw:g draw:style-name="gr6"><draw:custom-shape draw:style-name="gr7" draw:text-style-name="P20" svg:width="5.536cm" svg:height="0.987cm" svg:x="9.119cm" svg:y="1.498cm"><text:p text:style-name="P15"><text:span text:style-name="T9">creator.outputTag</text:span></text:p><text:p text:style-name="P15"><text:span text:style-name="T9">('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489cm"><text:p text:style-name="P13"><text:span text:style-name="T4">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3.464cm" svg:x2="11.908cm" svg:y2="3.993cm"><text:p/></draw:line><draw:circle draw:style-name="gr9" draw:text-style-name="P18" svg:width="0.503cm" svg:height="0.503cm" svg:x="11.615cm" svg:y="0.332cm"><text:p text:style-name="P13"><text:span text:style-name="T5">1</text:span></text:p></draw:circle><draw:circle draw:style-name="gr9" draw:text-style-name="P18" svg:width="0.503cm" svg:height="0.503cm" svg:x="11.665cm" svg:y="21.472cm"><text:p text:style-name="P13"><text:span text:style-name="T5">2</text:span></text:p></draw:circle><draw:g draw:style-name="gr6"><draw:custom-shape draw:style-name="gr7" draw:text-style-name="P16" svg:width="5.536cm" svg:height="0.987cm" svg:x="9.119cm" svg:y="3.993cm"><text:p text:style-name="P15"><text:span text:style-name="T3">creator.outputTag</text:span></text:p><text:p text:style-name="P15"><text:span text:style-name="T3">('tabArea','tab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4.985cm"><text:p text:style-name="P13"><text:span text:style-name="T4">タブ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5.96cm" svg:x2="11.908cm" svg:y2="6.489cm"><text:p/></draw:line><draw:g draw:style-name="gr6"><draw:custom-shape draw:style-name="gr7" draw:text-style-name="P16" svg:width="5.536cm" svg:height="0.987cm" svg:x="9.119cm" svg:y="8.992cm"><text:p text:style-name="P15"><text:span text:style-name="T3">creator.outputTag</text:span></text:p><text:p text:style-name="P15"><text:span text:style-name="T3">('periodarea', 'period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9.984cm"><text:p text:style-name="P13"><text:span text:style-name="T4">期間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0.959cm" svg:x2="11.908cm" svg:y2="11.488cm"><text:p/></draw:line><draw:g draw:style-name="gr6"><draw:custom-shape draw:style-name="gr7" draw:text-style-name="P16" svg:width="5.536cm" svg:height="0.987cm" svg:x="9.119cm" svg:y="11.488cm"><text:p text:style-name="P15"><text:span text:style-name="T3">creator.outputTag('choice', </text:span></text:p><text:p text:style-name="P15"><text:span text:style-name="T3">'choice',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48cm"><text:p text:style-name="P13"><text:span text:style-name="T4">受注種別のプルダウンメニュ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455cm" svg:x2="11.908cm" svg:y2="13.984cm"><text:p/></draw:line><draw:g draw:style-name="gr6"><draw:custom-shape draw:style-name="gr7" draw:text-style-name="P16" svg:width="5.536cm" svg:height="0.987cm" svg:x="9.119cm" svg:y="13.984cm"><text:p text:style-name="P15"><text:span text:style-name="T3">creator.outputTag('sendButtonList',</text:span></text:p><text:p text:style-name="P15"><text:span text:style-name="T3"><text:s/></text:span><text:span text:style-name="T3">'insertdiv',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4.975cm"><text:p text:style-name="P13"><text:span text:style-name="T4">発注画面にボタン一覧</text:span><text:span text:style-name="T4">(</text:span><text:span text:style-name="T4">新規ボタンから</text:span></text:p><text:p text:style-name="P13"><text:span text:style-name="T4">発送指示ボタンまでを囲む</text:span><text:span text:style-name="T4">div)</text:span><text:span text:style-name="T4">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5.951cm" svg:x2="11.908cm" svg:y2="16.48cm"><text:p/></draw:line><draw:g draw:style-name="gr6"><draw:custom-shape draw:style-name="gr7" draw:text-style-name="P16" svg:width="5.536cm" svg:height="0.987cm" svg:x="9.119cm" svg:y="16.48cm"><text:p text:style-name="P15"><text:span text:style-name="T3">creator.outputTag('receivedButtonlist',</text:span></text:p><text:p text:style-name="P15"><text:span text:style-name="T3"><text:s/></text:span><text:span text:style-name="T3">'insertdiv',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471cm"><text:p text:style-name="P13"><text:span text:style-name="T4">受注画面にボタン一覧</text:span><text:span text:style-name="T4">(</text:span><text:span text:style-name="T4">新規ボタンから</text:span></text:p><text:p text:style-name="P13"><text:span text:style-name="T4">発送指示ボタンまでを囲む</text:span><text:span text:style-name="T4">div)</text:span><text:span text:style-name="T4">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45cm" svg:x2="11.908cm" svg:y2="18.979cm"><text:p/></draw:line><draw:custom-shape draw:style-name="gr7" draw:text-style-name="P16" svg:width="5.536cm" svg:height="0.987cm" svg:x="9.119cm" svg:y="18.976cm"><text:p text:style-name="P15"><text:span text:style-name="T3">creator.outputTag('editButtons',</text:span></text:p><text:p text:style-name="P15"><text:span text:style-name="T3"><text:s/></text:span><text:span text:style-name="T3">'editButtons', '.buttonLis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9.967cm"><text:p text:style-name="P13"><text:span text:style-name="T4">編集ボタン群領域を作る</text:span></text:p><draw:enhanced-geometry svg:viewBox="0 0 21600 21600" draw:glue-points="10800 0 0 10800 10800 21600 21600 10800" draw:type="flowchart-process" draw:enhanced-path="M 0 0 L 21600 0 21600 21600 0 21600 0 0 Z N"/></draw:custom-shape><draw:line draw:style-name="gr4" draw:text-style-name="P14" svg:x1="11.908cm" svg:y1="20.944cm" svg:x2="11.908cm" svg:y2="21.473cm"><text:p/></draw:line><draw:g draw:style-name="gr6"><draw:custom-shape draw:style-name="gr7" draw:text-style-name="P16" svg:width="5.536cm" svg:height="0.987cm" svg:x="9.119cm" svg:y="6.496cm"><text:p text:style-name="P15"><text:span text:style-name="T3">creator.outputTag</text:span></text:p><text:p text:style-name="P15"><text:span text:style-name="T3">('searcharea','search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488cm"><text:p text:style-name="P13"><text:span text:style-name="T4">検索機能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463cm" svg:x2="11.908cm" svg:y2="8.992cm"><text:p/></draw:line></draw:g></text:p>
      <text:p text:style-name="P2"><draw:g text:anchor-type="as-char" draw:z-index="3" draw:style-name="gr3"><draw:frame draw:style-name="gr10" draw:text-style-name="P12" svg:width="16.827cm" svg:height="2.745cm" svg:x="0.083cm" svg:y="0cm"><draw:text-box><text:p><text:span text:style-name="T2">ファイル名</text:span><text:span text:style-name="T2">:order.html</text:span><text:span text:style-name="T2"><text:tab/></text:span><text:span text:style-name="T2"><text:tab/></text:span><text:span text:style-name="T2"><text:tab/></text:span><text:span text:style-name="T2">画面名</text:span><text:span text:style-name="T2">:</text:span><text:span text:style-name="T2">発注・受注機能</text:span><text:span text:style-name="T2"><text:tab/></text:span></text:p><text:p><text:span text:style-name="T2">作成日　</text:span><text:span text:style-name="T2">2015.01.12</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受発注画面をクリエイトタグを用いての作成</text:span><text:span text:style-name="T2"><text:tab/></text:span></text:p><text:p><text:span text:style-name="T2">図の説明：　</text:span><text:span text:style-name="T2">order.html</text:span><text:span text:style-name="T2">ファイルに記述される内容のフローチャート</text:span></text:p><text:p><text:span text:style-name="T2">パラメータ</text:span></text:p></draw:text-box></draw:frame><draw:line draw:style-name="gr4" draw:text-style-name="P14" svg:x1="3.348cm" svg:y1="9.061cm" svg:x2="3.348cm" svg:y2="9.724cm"><text:p/></draw:line><draw:line draw:style-name="gr5" draw:text-style-name="P13" svg:x1="8.794cm" svg:y1="2.745cm" svg:x2="8.794cm" svg:y2="23.46cm"><text:p/></draw:line><draw:g draw:style-name="gr6"><draw:custom-shape draw:style-name="gr7" draw:text-style-name="P16" svg:width="5.536cm" svg:height="0.987cm" svg:x="0.559cm" svg:y="9.724cm"><text:p text:style-name="P15"><text:span text:style-name="T3">creator.outputTag('sendWrapList',</text:span></text:p><text:p text:style-name="P15"><text:span text:style-name="T3"><text:s/></text:span><text:span text:style-name="T3">'wrapList',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0.716cm"><text:p text:style-name="P13"><text:span text:style-name="T4">発注テーブル領域を作る</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11.691cm" svg:x2="3.348cm" svg:y2="12.22cm"><text:p/></draw:line><draw:circle draw:style-name="gr9" draw:text-style-name="P18" svg:width="0.503cm" svg:height="0.503cm" svg:x="3.055cm" svg:y="3.076cm"><text:p text:style-name="P13"><text:span text:style-name="T5">2</text:span></text:p></draw:circle><draw:g draw:style-name="gr6"><draw:custom-shape draw:style-name="gr7" draw:text-style-name="P16" svg:width="5.536cm" svg:height="0.987cm" svg:x="0.559cm" svg:y="12.22cm"><text:p text:style-name="P15"><text:span text:style-name="T3">creator.outputTag('receivedWrapList',</text:span></text:p><text:p text:style-name="P15"><text:span text:style-name="T3"><text:s/></text:span><text:span text:style-name="T3">'wrapList',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0.559cm" svg:y="13.212cm"><text:p text:style-name="P13"><text:span text:style-name="T6">受注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4.187cm" svg:x2="3.348cm" svg:y2="14.716cm"><text:p/></draw:line><draw:g draw:style-name="gr6"><draw:custom-shape draw:style-name="gr7" draw:text-style-name="P16" svg:width="5.536cm" svg:height="0.987cm" svg:x="0.559cm" svg:y="14.716cm"><text:p text:style-name="P15"><text:span text:style-name="T3">funcTab();</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559cm" svg:y="15.707cm"><text:p text:style-name="P13"><text:span text:style-name="T6">タブ機能を実装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683cm" svg:x2="3.348cm" svg:y2="17.212cm"><text:p/></draw:line><draw:g draw:style-name="gr6"><draw:custom-shape draw:style-name="gr7" draw:text-style-name="P16" svg:width="5.536cm" svg:height="0.987cm" svg:x="0.559cm" svg:y="17.212cm"><text:p text:style-name="P15"><text:span text:style-name="T3">setOptionValue</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18.203cm"><text:p text:style-name="P13"><text:span text:style-name="T4">option</text:span><text:span text:style-name="T4">タグに</text:span><text:span text:style-name="T4">value</text:span><text:span text:style-name="T4">属性を設定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9.179cm" svg:x2="3.348cm" svg:y2="19.708cm"><text:p/></draw:line><draw:g draw:style-name="gr6"><draw:custom-shape draw:style-name="gr7" draw:text-style-name="P16" svg:width="5.536cm" svg:height="0.987cm" svg:x="0.559cm" svg:y="19.708cm"><text:p text:style-name="P15"><text:span text:style-name="T9">makeGrid('sendData');</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20.699cm"><text:p text:style-name="P13"><text:span text:style-name="T4">発注テーブルを作る</text:span></text:p><draw:enhanced-geometry svg:viewBox="0 0 21600 21600" draw:glue-points="10800 0 0 10800 10800 21600 21600 10800" draw:type="flowchart-process" draw:enhanced-path="M 0 0 L 21600 0 21600 21600 0 21600 0 0 Z N"/></draw:custom-shape></draw:g><draw:circle draw:style-name="gr9" draw:text-style-name="P18" svg:width="0.505cm" svg:height="0.505cm" svg:x="3.055cm" svg:y="22.232cm"><text:p text:style-name="P13"><text:span text:style-name="T5">3</text:span></text:p></draw:circle><draw:line draw:style-name="gr4" draw:text-style-name="P14" svg:x1="3.304cm" svg:y1="3.579cm" svg:x2="3.304cm" svg:y2="4.484cm"><text:p/></draw:line><draw:g draw:style-name="gr6"><draw:custom-shape draw:style-name="gr7" draw:text-style-name="P16" svg:width="5.536cm" svg:height="0.987cm" svg:x="0.559cm" svg:y="7.008cm"><text:p text:style-name="P15"><text:span text:style-name="T3">creator.outputTag('receivedPDFbutton'</text:span></text:p><text:p text:style-name="P15"><text:span text:style-name="T3">, 'sideButtonArea', '#receivedButtonLis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7.999cm"><text:p text:style-name="P13"><text:span text:style-name="T4">受注画面</text:span><text:span text:style-name="T4">PDF</text:span><text:span text:style-name="T4">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675cm" svg:x2="3.348cm" svg:y2="22.204cm"><text:p/></draw:line><draw:g draw:style-name="gr6"><draw:custom-shape draw:style-name="gr7" draw:text-style-name="P16" svg:width="5.536cm" svg:height="0.987cm" svg:x="0.559cm" svg:y="4.512cm"><text:p text:style-name="P15"><text:span text:style-name="T3">creator.outputTag('sendPDFbutton',</text:span></text:p><text:p text:style-name="P15"><text:span text:style-name="T3"><text:s/></text:span><text:span text:style-name="T3">'sideButtonArea', '#sendButtonList');</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5.503cm"><text:p text:style-name="P13"><text:span text:style-name="T4">発注画面</text:span><text:span text:style-name="T4">PDF</text:span><text:span text:style-name="T4">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6.479cm" svg:x2="3.348cm" svg:y2="7.008cm"><text:p/></draw:line><draw:line draw:style-name="gr4" draw:text-style-name="P14" svg:x1="11.724cm" svg:y1="3.588cm" svg:x2="11.724cm" svg:y2="4.251cm"><text:p/></draw:line><draw:g draw:style-name="gr6"><draw:custom-shape draw:style-name="gr7" draw:text-style-name="P20" svg:width="5.536cm" svg:height="0.987cm" svg:x="8.936cm" svg:y="4.251cm"><text:p text:style-name="P15"><text:span text:style-name="T9">makeGrid('receivedDat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5.242cm"><text:p text:style-name="P13"><text:span text:style-name="T4">受注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6.218cm" svg:x2="11.724cm" svg:y2="6.747cm"><text:p/></draw:line><draw:circle draw:style-name="gr9" draw:text-style-name="P18" svg:width="0.503cm" svg:height="0.503cm" svg:x="11.432cm" svg:y="3.085cm"><text:p text:style-name="P13"><text:span text:style-name="T5">3</text:span></text:p></draw:circle><draw:circle draw:style-name="gr9" draw:text-style-name="P18" svg:width="0.503cm" svg:height="0.503cm" svg:x="11.481cm" svg:y="16.741cm"><text:p text:style-name="P13"><text:span text:style-name="T5">E</text:span></text:p></draw:circle><draw:g draw:style-name="gr6"><draw:custom-shape draw:style-name="gr7" draw:text-style-name="P16" svg:width="5.536cm" svg:height="0.987cm" svg:x="8.936cm" svg:y="6.747cm"><text:p text:style-name="P15"><text:span text:style-name="T3">SetAddButtonLink</text:span></text:p><text:p text:style-name="P15"><text:span text:style-name="T3">('#sendTabContent', 'sendOrder.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7.738cm"><text:p text:style-name="P13"><text:span text:style-name="T4">発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8.714cm" svg:x2="11.724cm" svg:y2="9.243cm"><text:p/></draw:line><draw:g draw:style-name="gr6"><draw:custom-shape draw:style-name="gr7" draw:text-style-name="P16" svg:width="5.536cm" svg:height="0.987cm" svg:x="8.936cm" svg:y="11.746cm"><text:p text:style-name="P15"><text:span text:style-name="T3">setCalendar();</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2.737cm"><text:p text:style-name="P13"><text:span text:style-name="T4"><text:s/></text:span><text:span text:style-name="T4">カレンダーを付け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3.711cm" svg:x2="11.724cm" svg:y2="14.24cm"><text:p/></draw:line><draw:g draw:style-name="gr6"><draw:custom-shape draw:style-name="gr7" draw:text-style-name="P16" svg:width="5.536cm" svg:height="0.987cm" svg:x="8.936cm" svg:y="9.25cm"><text:p text:style-name="P15"><text:span text:style-name="T3">SetAddButtonLink</text:span></text:p><text:p text:style-name="P15"><text:span text:style-name="T3">('#receivedTabContent', 'receivedOrder.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0.241cm"><text:p text:style-name="P13"><text:span text:style-name="T4"><text:s/></text:span><text:span text:style-name="T4">受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1.217cm" svg:x2="11.724cm" svg:y2="11.746cm"><text:p/></draw:line><draw:g draw:style-name="gr6"><draw:custom-shape draw:style-name="gr7" draw:text-style-name="P16" svg:width="5.536cm" svg:height="0.987cm" svg:x="8.936cm" svg:y="14.245cm"><text:p text:style-name="P15"><text:span text:style-name="T3">/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5.236cm"><text:p text:style-name="P13"><text:span text:style-name="T4">javascript</text:span><text:span text:style-name="T4">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6.212cm" svg:x2="11.724cm" svg:y2="16.741cm"><text:p/></draw:line></draw:g></text:p>
      <text:p text:style-name="P2"><draw:g text:anchor-type="as-char" draw:z-index="4" draw:style-name="gr3"><draw:frame draw:style-name="gr10" draw:text-style-name="P12" svg:width="16.827cm" svg:height="2.745cm" svg:x="0.083cm" svg:y="0cm"><draw:text-box><text:p><text:span text:style-name="T2">ファイル名</text:span><text:span text:style-name="T2">:sendOrder.html</text:span><text:span text:style-name="T2"><text:tab/></text:span><text:span text:style-name="T2"><text:tab/></text:span><text:span text:style-name="T2"><text:tab/></text:span><text:span text:style-name="T2">画面名</text:span><text:span text:style-name="T2">:</text:span><text:span text:style-name="T2">新規・編集（伝票）画面</text:span></text:p><text:p><text:span text:style-name="T2">作成日　</text:span><text:span text:style-name="T2">2015.01.15</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発注の新規・編集画面をクリエイトタグを用いての作成</text:span></text:p><text:p><text:span text:style-name="T2">図の説明：　</text:span><text:span text:style-name="T2">sendOrder.html</text:span><text:span text:style-name="T2">ファイルに記述される内容のフローチャート</text:span></text:p><text:p><text:span text:style-name="T2">パラメータ</text:span></text:p></draw:text-box></draw:frame><draw:line draw:style-name="gr4" draw:text-style-name="P14" svg:x1="3.348cm" svg:y1="3.579cm" svg:x2="3.348cm" svg:y2="4.242cm"><text:p/></draw:line><draw:line draw:style-name="gr5" draw:text-style-name="P13" svg:x1="8.794cm" svg:y1="2.745cm" svg:x2="8.794cm" svg:y2="23.46cm"><text:p/></draw:line><draw:g draw:style-name="gr6"><draw:custom-shape draw:style-name="gr7" draw:text-style-name="P16" svg:width="5.536cm" svg:height="0.987cm" svg:x="0.559cm" svg:y="4.242cm"><text:p text:style-name="P15"><text:span text:style-name="T3">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5.233cm"><text:p text:style-name="P13"><text:span text:style-name="T4">ページ全体の領域</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6.209cm" svg:x2="3.348cm" svg:y2="6.738cm"><text:p/></draw:line><draw:circle draw:style-name="gr9" draw:text-style-name="P18" svg:width="0.503cm" svg:height="0.503cm" svg:x="3.055cm" svg:y="3.076cm"><text:p text:style-name="P13"><text:span text:style-name="T5">S</text:span></text:p></draw:circle><draw:circle draw:style-name="gr9" draw:text-style-name="P18" svg:width="0.503cm" svg:height="0.503cm" svg:x="3.052cm" svg:y="24.209cm"><text:p text:style-name="P13"><text:span text:style-name="T5">1</text:span></text:p></draw:circle><draw:g draw:style-name="gr6"><draw:custom-shape draw:style-name="gr7" draw:text-style-name="P16" svg:width="5.536cm" svg:height="0.987cm" svg:x="1.058cm" svg:y="6.738cm"><text:p text:style-name="P15"><text:span text:style-name="T3">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058cm" svg:y="7.729cm"><text:p text:style-name="P13"><text:span text:style-name="T6"><text:s/></text:span><text:span text:style-name="T6">ウィンドウサイズを取得し</text:span></text:p><text:p text:style-name="P13"><text:span text:style-name="T6">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8.705cm" svg:x2="3.348cm" svg:y2="9.234cm"><text:p/></draw:line><draw:g draw:style-name="gr6"><draw:custom-shape draw:style-name="gr7" draw:text-style-name="P16" svg:width="5.536cm" svg:height="0.987cm" svg:x="1.558cm" svg:y="9.234cm"><text:p text:style-name="P15"><text:span text:style-name="T3">&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558cm" svg:y="10.225cm"><text:p text:style-name="P13"><text:span text:style-name="T6">main</text:span><text:span text:style-name="T6">以下を</text:span><text:span text:style-name="T6">page</text:span><text:span text:style-name="T6">で囲む</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1.201cm" svg:x2="3.348cm" svg:y2="11.73cm"><text:p/></draw:line><draw:g draw:style-name="gr6"><draw:custom-shape draw:style-name="gr7" draw:text-style-name="P16" svg:width="5.536cm" svg:height="0.987cm" svg:x="2.057cm" svg:y="11.73cm"><text:p text:style-name="P15"><text:span text:style-name="T3">&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2.057cm" svg:y="12.721cm"><text:p text:style-name="P13"><text:span text:style-name="T4">コンテンツ領域となる</text:span><text:span text:style-name="T7">div</text:span><text:span text:style-name="T4">タグ</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3.697cm" svg:x2="3.348cm" svg:y2="14.226cm"><text:p/></draw:line><draw:g draw:style-name="gr6"><draw:custom-shape draw:style-name="gr7" draw:text-style-name="P20" svg:width="5.536cm" svg:height="0.987cm" svg:x="0.559cm" svg:y="14.226cm"><text:p text:style-name="P15"><text:span text:style-name="T8">ここから</text:span><text:span text:style-name="T9">javascript</text:span></text:p><text:p text:style-name="P15"><text:span text:style-name="T9">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59cm" svg:y="15.217cm"><text:p text:style-name="P13"><text:span text:style-name="T7">dom</text:span><text:span text:style-name="T4">要素を作るための</text:span></text:p><text:p text:style-name="P13"><text:span text:style-name="T4">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194cm" svg:x2="3.348cm" svg:y2="16.723cm"><text:p/></draw:line><draw:g draw:style-name="gr6"><draw:custom-shape draw:style-name="gr7" draw:text-style-name="P20" svg:width="5.536cm" svg:height="0.987cm" svg:x="0.559cm" svg:y="16.722cm"><text:p text:style-name="P15"><text:span text:style-name="T9">creator.getJsonFile</text:span></text:p><text:p text:style-name="P15"><text:span text:style-name="T9">('source/orderSendAddEdit.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7.713cm"><text:p text:style-name="P13"><text:span text:style-name="T4">dom</text:span><text:span text:style-name="T4">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8.688cm" svg:x2="3.348cm" svg:y2="19.217cm"><text:p/></draw:line><draw:g draw:style-name="gr6"><draw:custom-shape draw:style-name="gr7" draw:text-style-name="P20" svg:width="5.536cm" svg:height="0.987cm" svg:x="0.559cm" svg:y="19.218cm"><text:p text:style-name="P15"><text:span text:style-name="T9">creator.getDomFile</text:span></text:p><text:p text:style-name="P15"><text:span text:style-name="T9">('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0.209cm"><text:p text:style-name="P13"><text:span text:style-name="T4">画面に配置する</text:span><text:span text:style-name="T4">dom</text:span><text:span text:style-name="T4">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184cm" svg:x2="3.348cm" svg:y2="21.713cm"><text:p/></draw:line><draw:g draw:style-name="gr6"><draw:custom-shape draw:style-name="gr7" draw:text-style-name="P20" svg:width="5.536cm" svg:height="0.987cm" svg:x="0.559cm" svg:y="21.713cm"><text:p text:style-name="P15"><text:span text:style-name="T9">creator.outputTag</text:span></text:p><text:p text:style-name="P15"><text:span text:style-name="T9">('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2.705cm"><text:p text:style-name="P13"><text:span text:style-name="T4">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3.68cm" svg:x2="3.348cm" svg:y2="24.209cm"><text:p/></draw:line><draw:line draw:style-name="gr4" draw:text-style-name="P14" svg:x1="12.467cm" svg:y1="3.579cm" svg:x2="12.467cm" svg:y2="4.242cm"><text:p/></draw:line><draw:g draw:style-name="gr6"><draw:custom-shape draw:style-name="gr7" draw:text-style-name="P20" svg:width="5.536cm" svg:height="0.987cm" svg:x="9.678cm" svg:y="4.242cm"><text:p text:style-name="P15"><text:span text:style-name="T9">creator.outputTag</text:span></text:p><text:p text:style-name="P15"><text:span text:style-name="T9">('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5.233cm"><text:p text:style-name="P13"><text:span text:style-name="T4">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6.209cm" svg:x2="12.467cm" svg:y2="6.738cm"><text:p/></draw:line><draw:circle draw:style-name="gr9" draw:text-style-name="P18" svg:width="0.503cm" svg:height="0.503cm" svg:x="12.174cm" svg:y="3.076cm"><text:p text:style-name="P13"><text:span text:style-name="T5">1</text:span></text:p></draw:circle><draw:circle draw:style-name="gr9" draw:text-style-name="P18" svg:width="0.503cm" svg:height="0.503cm" svg:x="12.171cm" svg:y="24.209cm"><text:p text:style-name="P13"><text:span text:style-name="T5">2</text:span></text:p></draw:circle><draw:g draw:style-name="gr6"><draw:custom-shape draw:style-name="gr7" draw:text-style-name="P16" svg:width="5.536cm" svg:height="0.987cm" svg:x="9.678cm" svg:y="9.266cm"><text:p text:style-name="P15"><text:span text:style-name="T3">creator.outputTag</text:span></text:p><text:p text:style-name="P15"><text:span text:style-name="T3">('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0.257cm"><text:p text:style-name="P13"><text:span text:style-name="T4">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1.233cm" svg:x2="12.467cm" svg:y2="11.762cm"><text:p/></draw:line><draw:g draw:style-name="gr6"><draw:custom-shape draw:style-name="gr7" draw:text-style-name="P16" svg:width="5.536cm" svg:height="0.987cm" svg:x="9.678cm" svg:y="11.762cm"><text:p text:style-name="P15"><text:span text:style-name="T3">creator.outputTag</text:span></text:p><text:p text:style-name="P15"><text:span text:style-name="T3">('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2.753cm"><text:p text:style-name="P13"><text:span text:style-name="T4">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3.729cm" svg:x2="12.467cm" svg:y2="14.258cm"><text:p/></draw:line><draw:g draw:style-name="gr6"><draw:custom-shape draw:style-name="gr7" draw:text-style-name="P16" svg:width="5.536cm" svg:height="0.987cm" svg:x="9.678cm" svg:y="14.258cm"><text:p text:style-name="P15"><text:span text:style-name="T3">creator.outputTag('leftButtonArea',</text:span></text:p><text:p text:style-name="P15"><text:span text:style-name="T3"><text:s/></text:span><text:span text:style-name="T3">'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5.249cm"><text:p text:style-name="P13"><text:span text:style-name="T4">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6.225cm" svg:x2="12.467cm" svg:y2="16.754cm"><text:p/></draw:line><draw:g draw:style-name="gr6"><draw:custom-shape draw:style-name="gr7" draw:text-style-name="P16" svg:width="5.536cm" svg:height="0.987cm" svg:x="9.678cm" svg:y="16.753cm"><text:p text:style-name="P15"><text:span text:style-name="T3">creator.outputTag('leftButtonArea',</text:span></text:p><text:p text:style-name="P15"><text:span text:style-name="T3"><text:s/></text:span><text:span text:style-name="T3">'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7.745cm"><text:p text:style-name="P13"><text:span text:style-name="T4">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8.721cm" svg:x2="12.467cm" svg:y2="19.25cm"><text:p/></draw:line><draw:g draw:style-name="gr6"><draw:custom-shape draw:style-name="gr7" draw:text-style-name="P16" svg:width="5.536cm" svg:height="0.987cm" svg:x="9.678cm" svg:y="19.249cm"><text:p text:style-name="P15"><text:span text:style-name="T3">creator.outputTag('sendWrapList', </text:span></text:p><text:p text:style-name="P15"><text:span text:style-name="T3">'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0.241cm"><text:p text:style-name="P13"><text:span text:style-name="T4">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1.216cm" svg:x2="12.467cm" svg:y2="21.745cm"><text:p/></draw:line><draw:g draw:style-name="gr6"><draw:custom-shape draw:style-name="gr7" draw:text-style-name="P16" svg:width="5.536cm" svg:height="0.987cm" svg:x="9.678cm" svg:y="21.745cm"><text:p text:style-name="P15"><text:span text:style-name="T3">makeGrid('sendData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2.737cm"><text:p text:style-name="P13"><text:span text:style-name="T4">発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3.712cm" svg:x2="12.467cm" svg:y2="24.241cm"><text:p/></draw:line><draw:g draw:style-name="gr6"><draw:custom-shape draw:style-name="gr7" draw:text-style-name="P20" svg:width="5.536cm" svg:height="0.987cm" svg:x="9.678cm" svg:y="6.77cm"><text:p text:style-name="P15"><text:span text:style-name="T9">creator.outputTag</text:span></text:p><text:p text:style-name="P15"><text:span text:style-name="T9">('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7.761cm"><text:p text:style-name="P13"><text:span text:style-name="T4">テキストボックスに発注データを</text:span></text:p><text:p text:style-name="P13"><text:span text:style-name="T4">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8.738cm" svg:x2="12.467cm" svg:y2="9.267cm"><text:p/></draw:line></draw:g></text:p>
      <text:p text:style-name="P3"><draw:g text:anchor-type="as-char" draw:z-index="5" draw:style-name="gr3"><draw:frame draw:style-name="gr10" draw:text-style-name="P12" svg:width="16.827cm" svg:height="2.745cm" svg:x="0.083cm" svg:y="0cm"><draw:text-box><text:p><text:span text:style-name="T2">ファイル名</text:span><text:span text:style-name="T2">:sendOrder.html</text:span><text:span text:style-name="T2"><text:tab/></text:span><text:span text:style-name="T2"><text:tab/></text:span><text:span text:style-name="T2"><text:tab/></text:span><text:span text:style-name="T2">画面名</text:span><text:span text:style-name="T2">:</text:span><text:span text:style-name="T2">新規・編集（伝票）画面</text:span></text:p><text:p><text:span text:style-name="T2">作成日　</text:span><text:span text:style-name="T2">2015.01.15</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発注の新規・編集画面をクリエイトタグを用いての作成</text:span></text:p><text:p><text:span text:style-name="T2">図の説明：　</text:span><text:span text:style-name="T2">sendOrder.html</text:span><text:span text:style-name="T2">ファイルに記述される内容のフローチャート</text:span></text:p><text:p><text:span text:style-name="T2">パラメータ</text:span></text:p></draw:text-box></draw:frame><draw:line draw:style-name="gr11" draw:text-style-name="P13" svg:x1="0cm" svg:y1="2.745cm" svg:x2="17.531cm" svg:y2="2.745cm"><text:p/></draw:line><draw:line draw:style-name="gr5" draw:text-style-name="P13" svg:x1="8.235cm" svg:y1="2.745cm" svg:x2="8.235cm" svg:y2="23.46cm"><text:p/></draw:line><draw:line draw:style-name="gr4" draw:text-style-name="P14" svg:x1="2.789cm" svg:y1="3.754cm" svg:x2="2.789cm" svg:y2="4.283cm"><text:p/></draw:line><draw:circle draw:style-name="gr9" draw:text-style-name="P18" svg:width="0.503cm" svg:height="0.503cm" svg:x="2.496cm" svg:y="3.08cm"><text:p text:style-name="P13"><text:span text:style-name="T5">２</text:span></text:p></draw:circle><draw:circle draw:style-name="gr9" draw:text-style-name="P18" svg:width="0.503cm" svg:height="0.503cm" svg:x="2.492cm" svg:y="21.754cm"><text:p text:style-name="P13"><text:span text:style-name="T5">３</text:span></text:p></draw:circle><draw:g draw:style-name="gr6"><draw:custom-shape draw:style-name="gr7" draw:text-style-name="P16" svg:width="5.536cm" svg:height="0.987cm" svg:x="0cm" svg:y="4.283cm"><text:p text:style-name="P15"><text:span text:style-name="T3">creator.outputTag</text:span></text:p><text:p text:style-name="P15"><text:span text:style-name="T3">('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5.274cm"><text:p text:style-name="P13"><text:span text:style-name="T6">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6.248cm" svg:x2="2.789cm" svg:y2="6.777cm"><text:p/></draw:line><draw:g draw:style-name="gr6"><draw:custom-shape draw:style-name="gr7" draw:text-style-name="P16" svg:width="5.536cm" svg:height="0.987cm" svg:x="0cm" svg:y="6.779cm"><text:p text:style-name="P15"><text:span text:style-name="T3">creator.outputTag('newDialogHeader',</text:span></text:p><text:p text:style-name="P15"><text:span text:style-name="T3"><text:s/></text:span><text:span text:style-name="T3">'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7.77cm"><text:p text:style-name="P13"><text:span text:style-name="T6">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744cm" svg:x2="2.789cm" svg:y2="9.273cm"><text:p/></draw:line><draw:g draw:style-name="gr6"><draw:custom-shape draw:style-name="gr7" draw:text-style-name="P16" svg:width="5.536cm" svg:height="0.987cm" svg:x="0cm" svg:y="9.275cm"><text:p text:style-name="P15"><text:span text:style-name="T3">creator.outputTag('dialogPulldown4',</text:span></text:p><text:p text:style-name="P15"><text:span text:style-name="T3"><text:s/></text:span><text:span text:style-name="T3">'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0.266cm"><text:p text:style-name="P13"><text:span text:style-name="T4">追加ダイアログの</text:span><text:span text:style-name="T4">1</text:span><text:span text:style-name="T4">つ目</text:span><text:span text:style-name="T4">(4</text:span><text:span text:style-name="T4">連続</text:span></text:p><text:p text:style-name="P13"><text:span text:style-name="T4">プルダウン</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1.24cm" svg:x2="2.789cm" svg:y2="11.769cm"><text:p/></draw:line><draw:g draw:style-name="gr6"><draw:custom-shape draw:style-name="gr7" draw:text-style-name="P20" svg:width="5.536cm" svg:height="0.987cm" svg:x="0cm" svg:y="11.77cm"><text:p text:style-name="P15"><text:span text:style-name="T9">creator.outputTag('dialogTextbox2'</text:span></text:p><text:p text:style-name="P15"><text:span text:style-name="T9">,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762cm"><text:p text:style-name="P13"><text:span text:style-name="T4">追加ダイアログの</text:span><text:span text:style-name="T4">2</text:span><text:span text:style-name="T4">つ目</text:span><text:span text:style-name="T4">(2</text:span><text:span text:style-name="T4">連続テキスト</text:span></text:p><text:p text:style-name="P13"><text:span text:style-name="T4">ボックス</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739cm" svg:x2="2.789cm" svg:y2="14.268cm"><text:p/></draw:line><draw:g draw:style-name="gr6"><draw:custom-shape draw:style-name="gr7" draw:text-style-name="P20" svg:width="5.536cm" svg:height="0.987cm" svg:x="0cm" svg:y="14.266cm"><text:p text:style-name="P15"><text:span text:style-name="T9">creator.outputTag('newDialogLast',</text:span></text:p><text:p text:style-name="P15"><text:span text:style-name="T9"><text:s/></text:span><text:span text:style-name="T9">'newDialogLast',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5.258cm"><text:p text:style-name="P13"><text:span text:style-name="T4">追加ダイアログの</text:span><text:span text:style-name="T4">3</text:span><text:span text:style-name="T4">つ目</text:span><text:span text:style-name="T4">(</text:span><text:span text:style-name="T4">最後の</text:span></text:p><text:p text:style-name="P13"><text:span text:style-name="T4">コンテンツ</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6.234cm" svg:x2="2.789cm" svg:y2="16.763cm"><text:p/></draw:line><draw:g draw:style-name="gr6"><draw:custom-shape draw:style-name="gr7" draw:text-style-name="P20" svg:width="5.536cm" svg:height="0.987cm" svg:x="0cm" svg:y="16.762cm"><text:p text:style-name="P15"><text:span text:style-name="T9">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754cm"><text:p text:style-name="P13"><text:span text:style-name="T4">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73cm" svg:x2="2.789cm" svg:y2="19.259cm"><text:p/></draw:line><draw:g draw:style-name="gr6"><draw:custom-shape draw:style-name="gr7" draw:text-style-name="P20" svg:width="5.536cm" svg:height="0.987cm" svg:x="0cm" svg:y="19.258cm"><text:p text:style-name="P15"><text:span text:style-name="T9">creator.outputTag</text:span></text:p><text:p text:style-name="P15"><text:span text:style-name="T9">('lessStock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0.249cm"><text:p text:style-name="P13"><text:span text:style-name="T4">未在庫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1.226cm" svg:x2="2.789cm" svg:y2="21.755cm"><text:p/></draw:line><draw:line draw:style-name="gr4" draw:text-style-name="P14" svg:x1="11.908cm" svg:y1="3.581cm" svg:x2="11.908cm" svg:y2="4.244cm"><text:p/></draw:line><draw:g draw:style-name="gr6"><draw:custom-shape draw:style-name="gr7" draw:text-style-name="P20" svg:width="5.536cm" svg:height="0.987cm" svg:x="9.119cm" svg:y="4.246cm"><text:p text:style-name="P15"><text:span text:style-name="T9">creator.outputTag('lessStockDialogHeader',</text:span></text:p><text:p text:style-name="P15"><text:span text:style-name="T9"><text:s/></text:span><text:span text:style-name="T9">'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5.237cm"><text:p text:style-name="P13"><text:span text:style-name="T4">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6.211cm" svg:x2="11.908cm" svg:y2="6.74cm"><text:p/></draw:line><draw:circle draw:style-name="gr9" draw:text-style-name="P18" svg:width="0.503cm" svg:height="0.503cm" svg:x="11.615cm" svg:y="3.08cm"><text:p text:style-name="P13"><text:span text:style-name="T5">３</text:span></text:p></draw:circle><draw:circle draw:style-name="gr9" draw:text-style-name="P18" svg:width="0.503cm" svg:height="0.503cm" svg:x="11.612cm" svg:y="21.761cm"><text:p text:style-name="P13"><text:span text:style-name="T5">E</text:span></text:p></draw:circle><draw:g draw:style-name="gr6"><draw:custom-shape draw:style-name="gr7" draw:text-style-name="P16" svg:width="5.536cm" svg:height="0.987cm" svg:x="9.119cm" svg:y="9.269cm"><text:p text:style-name="P15"><text:span text:style-name="T3">makeGrid('sendDataLessStock');</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0.261cm"><text:p text:style-name="P13"><text:span text:style-name="T4">未在庫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1.236cm" svg:x2="11.908cm" svg:y2="11.765cm"><text:p/></draw:line><draw:g draw:style-name="gr6"><draw:custom-shape draw:style-name="gr7" draw:text-style-name="P16" svg:width="5.536cm" svg:height="0.987cm" svg:x="9.119cm" svg:y="11.765cm"><text:p text:style-name="P15"><text:span text:style-name="T3">CreateDialog</text:span></text:p><text:p text:style-name="P15"><text:span text:style-name="T3">('#lessStockDialog', '.lessStock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756cm"><text:p text:style-name="P13"><text:span text:style-name="T4">未在庫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732cm" svg:x2="11.908cm" svg:y2="14.261cm"><text:p/></draw:line><draw:g draw:style-name="gr6"><draw:custom-shape draw:style-name="gr7" draw:text-style-name="P16" svg:width="5.536cm" svg:height="0.987cm" svg:x="9.119cm" svg:y="14.261cm"><text:p text:style-name="P15"><text:span text:style-name="T3">setOptionValue();</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5.252cm"><text:p text:style-name="P13"><text:span text:style-name="T4">option</text:span><text:span text:style-name="T4">タグの</text:span><text:span text:style-name="T4">value</text:span><text:span text:style-name="T4">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6.228cm" svg:x2="11.908cm" svg:y2="16.757cm"><text:p/></draw:line><draw:g draw:style-name="gr6"><draw:custom-shape draw:style-name="gr7" draw:text-style-name="P16" svg:width="5.536cm" svg:height="0.987cm" svg:x="9.119cm" svg:y="16.757cm"><text:p text:style-name="P15"><text:span text:style-name="T3">setName(send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748cm"><text:p text:style-name="P13"><text:span text:style-name="T4">テキストボックスの</text:span><text:span text:style-name="T4">name</text:span><text:span text:style-name="T4">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724cm" svg:x2="11.908cm" svg:y2="19.253cm"><text:p/></draw:line><draw:g draw:style-name="gr6"><draw:custom-shape draw:style-name="gr7" draw:text-style-name="P16" svg:width="5.536cm" svg:height="0.987cm" svg:x="9.119cm" svg:y="19.253cm"><text:p text:style-name="P15"><text:span text:style-name="T3">/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0.244cm"><text:p text:style-name="P13"><text:span text:style-name="T4">javascript</text:span><text:span text:style-name="T4">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21.219cm" svg:x2="11.908cm" svg:y2="21.748cm"><text:p/></draw:line><draw:g draw:style-name="gr6"><draw:custom-shape draw:style-name="gr7" draw:text-style-name="P20" svg:width="5.536cm" svg:height="0.987cm" svg:x="9.119cm" svg:y="6.773cm"><text:p text:style-name="P15"><text:span text:style-name="T9">creator.outputTag('lessStockWrapList',</text:span></text:p><text:p text:style-name="P15"><text:span text:style-name="T9"><text:s/></text:span><text:span text:style-name="T9">'wrapList',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765cm"><text:p text:style-name="P13"><text:span text:style-name="T4">未在庫テーブル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74cm" svg:x2="11.908cm" svg:y2="9.269cm"><text:p/></draw:line></draw:g></text:p>
      <text:p text:style-name="P4"><draw:g text:anchor-type="as-char" draw:z-index="6" draw:style-name="gr3"><draw:frame draw:style-name="gr10" draw:text-style-name="P12" svg:width="16.827cm" svg:height="2.745cm" svg:x="0.083cm" svg:y="0cm"><draw:text-box><text:p><text:span text:style-name="T2">ファイル名</text:span><text:span text:style-name="T2">:receivedOrder.html</text:span><text:span text:style-name="T2"><text:tab/></text:span><text:span text:style-name="T2"><text:tab/></text:span><text:span text:style-name="T2"><text:tab/></text:span><text:span text:style-name="T2">画面名</text:span><text:span text:style-name="T2">:</text:span><text:span text:style-name="T2">新規・編集（伝票）画面</text:span></text:p><text:p><text:span text:style-name="T2">作成日　</text:span><text:span text:style-name="T2">2015.01.17</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受注の新規・編集画面をクリエイトタグを用いての作成</text:span></text:p><text:p><text:span text:style-name="T2">図の説明：　</text:span><text:span text:style-name="T2">receivedOrder.html</text:span><text:span text:style-name="T2">ファイルに記述される内容のフローチャート</text:span></text:p><text:p><text:span text:style-name="T2">パラメータ</text:span></text:p></draw:text-box></draw:frame><draw:line draw:style-name="gr4" draw:text-style-name="P14" svg:x1="3.348cm" svg:y1="3.579cm" svg:x2="3.348cm" svg:y2="4.242cm"><text:p/></draw:line><draw:line draw:style-name="gr5" draw:text-style-name="P13" svg:x1="8.794cm" svg:y1="2.745cm" svg:x2="8.794cm" svg:y2="23.46cm"><text:p/></draw:line><draw:g draw:style-name="gr6"><draw:custom-shape draw:style-name="gr7" draw:text-style-name="P16" svg:width="5.536cm" svg:height="0.987cm" svg:x="0.559cm" svg:y="4.242cm"><text:p text:style-name="P15"><text:span text:style-name="T3">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5.233cm"><text:p text:style-name="P13"><text:span text:style-name="T4">ページ全体の領域</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6.209cm" svg:x2="3.348cm" svg:y2="6.738cm"><text:p/></draw:line><draw:circle draw:style-name="gr9" draw:text-style-name="P18" svg:width="0.503cm" svg:height="0.503cm" svg:x="3.055cm" svg:y="3.076cm"><text:p text:style-name="P13"><text:span text:style-name="T5">S</text:span></text:p></draw:circle><draw:circle draw:style-name="gr9" draw:text-style-name="P18" svg:width="0.503cm" svg:height="0.503cm" svg:x="3.052cm" svg:y="24.209cm"><text:p text:style-name="P13"><text:span text:style-name="T5">1</text:span></text:p></draw:circle><draw:g draw:style-name="gr6"><draw:custom-shape draw:style-name="gr7" draw:text-style-name="P16" svg:width="5.536cm" svg:height="0.987cm" svg:x="1.058cm" svg:y="6.738cm"><text:p text:style-name="P15"><text:span text:style-name="T3">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058cm" svg:y="7.729cm"><text:p text:style-name="P13"><text:span text:style-name="T6"><text:s/></text:span><text:span text:style-name="T6">ウィンドウサイズを取得し</text:span></text:p><text:p text:style-name="P13"><text:span text:style-name="T6">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8.705cm" svg:x2="3.348cm" svg:y2="9.234cm"><text:p/></draw:line><draw:g draw:style-name="gr6"><draw:custom-shape draw:style-name="gr7" draw:text-style-name="P16" svg:width="5.536cm" svg:height="0.987cm" svg:x="1.558cm" svg:y="9.234cm"><text:p text:style-name="P15"><text:span text:style-name="T3">&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558cm" svg:y="10.225cm"><text:p text:style-name="P13"><text:span text:style-name="T6">main</text:span><text:span text:style-name="T6">以下を</text:span><text:span text:style-name="T6">page</text:span><text:span text:style-name="T6">で囲む</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1.201cm" svg:x2="3.348cm" svg:y2="11.73cm"><text:p/></draw:line><draw:g draw:style-name="gr6"><draw:custom-shape draw:style-name="gr7" draw:text-style-name="P16" svg:width="5.536cm" svg:height="0.987cm" svg:x="2.057cm" svg:y="11.73cm"><text:p text:style-name="P15"><text:span text:style-name="T3">&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2.057cm" svg:y="12.721cm"><text:p text:style-name="P13"><text:span text:style-name="T4">コンテンツ領域となる</text:span><text:span text:style-name="T7">div</text:span><text:span text:style-name="T4">タグ</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3.697cm" svg:x2="3.348cm" svg:y2="14.226cm"><text:p/></draw:line><draw:g draw:style-name="gr6"><draw:custom-shape draw:style-name="gr7" draw:text-style-name="P20" svg:width="5.536cm" svg:height="0.987cm" svg:x="0.559cm" svg:y="14.226cm"><text:p text:style-name="P15"><text:span text:style-name="T8">ここから</text:span><text:span text:style-name="T9">javascript</text:span></text:p><text:p text:style-name="P15"><text:span text:style-name="T9">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59cm" svg:y="15.217cm"><text:p text:style-name="P13"><text:span text:style-name="T7">dom</text:span><text:span text:style-name="T4">要素を作るための</text:span></text:p><text:p text:style-name="P13"><text:span text:style-name="T4">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194cm" svg:x2="3.348cm" svg:y2="16.723cm"><text:p/></draw:line><draw:g draw:style-name="gr6"><draw:custom-shape draw:style-name="gr7" draw:text-style-name="P20" svg:width="5.536cm" svg:height="0.987cm" svg:x="0.559cm" svg:y="16.722cm"><text:p text:style-name="P15"><text:span text:style-name="T9">creator.getJsonFile</text:span></text:p><text:p text:style-name="P15"><text:span text:style-name="T9">('source/orderReceivedAddEdit.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7.713cm"><text:p text:style-name="P13"><text:span text:style-name="T4">dom</text:span><text:span text:style-name="T4">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8.688cm" svg:x2="3.348cm" svg:y2="19.217cm"><text:p/></draw:line><draw:g draw:style-name="gr6"><draw:custom-shape draw:style-name="gr7" draw:text-style-name="P20" svg:width="5.536cm" svg:height="0.987cm" svg:x="0.559cm" svg:y="19.218cm"><text:p text:style-name="P15"><text:span text:style-name="T9">creator.getDomFile</text:span></text:p><text:p text:style-name="P15"><text:span text:style-name="T9">('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0.209cm"><text:p text:style-name="P13"><text:span text:style-name="T4">画面に配置する</text:span><text:span text:style-name="T4">dom</text:span><text:span text:style-name="T4">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184cm" svg:x2="3.348cm" svg:y2="21.713cm"><text:p/></draw:line><draw:g draw:style-name="gr6"><draw:custom-shape draw:style-name="gr7" draw:text-style-name="P20" svg:width="5.536cm" svg:height="0.987cm" svg:x="0.559cm" svg:y="21.713cm"><text:p text:style-name="P15"><text:span text:style-name="T9">creator.outputTag</text:span></text:p><text:p text:style-name="P15"><text:span text:style-name="T9">('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2.705cm"><text:p text:style-name="P13"><text:span text:style-name="T4">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3.68cm" svg:x2="3.348cm" svg:y2="24.209cm"><text:p/></draw:line><draw:line draw:style-name="gr4" draw:text-style-name="P14" svg:x1="12.467cm" svg:y1="3.579cm" svg:x2="12.467cm" svg:y2="4.242cm"><text:p/></draw:line><draw:g draw:style-name="gr6"><draw:custom-shape draw:style-name="gr7" draw:text-style-name="P20" svg:width="5.536cm" svg:height="0.987cm" svg:x="9.678cm" svg:y="4.242cm"><text:p text:style-name="P15"><text:span text:style-name="T9">creator.outputTag</text:span></text:p><text:p text:style-name="P15"><text:span text:style-name="T9">('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5.233cm"><text:p text:style-name="P13"><text:span text:style-name="T4">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6.209cm" svg:x2="12.467cm" svg:y2="6.738cm"><text:p/></draw:line><draw:circle draw:style-name="gr9" draw:text-style-name="P18" svg:width="0.503cm" svg:height="0.503cm" svg:x="12.174cm" svg:y="3.076cm"><text:p text:style-name="P13"><text:span text:style-name="T5">1</text:span></text:p></draw:circle><draw:circle draw:style-name="gr9" draw:text-style-name="P18" svg:width="0.503cm" svg:height="0.503cm" svg:x="12.171cm" svg:y="24.209cm"><text:p text:style-name="P13"><text:span text:style-name="T5">2</text:span></text:p></draw:circle><draw:g draw:style-name="gr6"><draw:custom-shape draw:style-name="gr7" draw:text-style-name="P16" svg:width="5.536cm" svg:height="0.987cm" svg:x="9.678cm" svg:y="9.266cm"><text:p text:style-name="P15"><text:span text:style-name="T3">creator.outputTag</text:span></text:p><text:p text:style-name="P15"><text:span text:style-name="T3">('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0.257cm"><text:p text:style-name="P13"><text:span text:style-name="T4">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1.233cm" svg:x2="12.467cm" svg:y2="11.762cm"><text:p/></draw:line><draw:g draw:style-name="gr6"><draw:custom-shape draw:style-name="gr7" draw:text-style-name="P16" svg:width="5.536cm" svg:height="0.987cm" svg:x="9.678cm" svg:y="11.762cm"><text:p text:style-name="P15"><text:span text:style-name="T3">creator.outputTag</text:span></text:p><text:p text:style-name="P15"><text:span text:style-name="T3">('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2.753cm"><text:p text:style-name="P13"><text:span text:style-name="T4">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3.729cm" svg:x2="12.467cm" svg:y2="14.258cm"><text:p/></draw:line><draw:g draw:style-name="gr6"><draw:custom-shape draw:style-name="gr7" draw:text-style-name="P16" svg:width="5.536cm" svg:height="0.987cm" svg:x="9.678cm" svg:y="14.258cm"><text:p text:style-name="P15"><text:span text:style-name="T3">creator.outputTag('leftButtonArea',</text:span></text:p><text:p text:style-name="P15"><text:span text:style-name="T3"><text:s/></text:span><text:span text:style-name="T3">'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5.249cm"><text:p text:style-name="P13"><text:span text:style-name="T4">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6.225cm" svg:x2="12.467cm" svg:y2="16.754cm"><text:p/></draw:line><draw:g draw:style-name="gr6"><draw:custom-shape draw:style-name="gr7" draw:text-style-name="P16" svg:width="5.536cm" svg:height="0.987cm" svg:x="9.678cm" svg:y="16.753cm"><text:p text:style-name="P15"><text:span text:style-name="T3">creator.outputTag('leftButtonArea',</text:span></text:p><text:p text:style-name="P15"><text:span text:style-name="T3"><text:s/></text:span><text:span text:style-name="T3">'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7.745cm"><text:p text:style-name="P13"><text:span text:style-name="T4">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8.721cm" svg:x2="12.467cm" svg:y2="19.25cm"><text:p/></draw:line><draw:g draw:style-name="gr6"><draw:custom-shape draw:style-name="gr7" draw:text-style-name="P16" svg:width="5.536cm" svg:height="0.987cm" svg:x="9.678cm" svg:y="19.249cm"><text:p text:style-name="P15"><text:span text:style-name="T3">creator.outputTag('receivedWrapList', </text:span></text:p><text:p text:style-name="P15"><text:span text:style-name="T3">'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0.241cm"><text:p text:style-name="P13"><text:span text:style-name="T4">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1.216cm" svg:x2="12.467cm" svg:y2="21.745cm"><text:p/></draw:line><draw:g draw:style-name="gr6"><draw:custom-shape draw:style-name="gr7" draw:text-style-name="P16" svg:width="5.536cm" svg:height="0.987cm" svg:x="9.678cm" svg:y="21.745cm"><text:p text:style-name="P15"><text:span text:style-name="T3">makeGrid('receivedData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2.737cm"><text:p text:style-name="P13"><text:span text:style-name="T4">受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3.712cm" svg:x2="12.467cm" svg:y2="24.241cm"><text:p/></draw:line><draw:g draw:style-name="gr6"><draw:custom-shape draw:style-name="gr7" draw:text-style-name="P20" svg:width="5.536cm" svg:height="0.987cm" svg:x="9.678cm" svg:y="6.77cm"><text:p text:style-name="P15"><text:span text:style-name="T9">creator.outputTag</text:span></text:p><text:p text:style-name="P15"><text:span text:style-name="T9">('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7.761cm"><text:p text:style-name="P13"><text:span text:style-name="T4">テキストボックスに発注データを</text:span></text:p><text:p text:style-name="P13"><text:span text:style-name="T4">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8.738cm" svg:x2="12.467cm" svg:y2="9.267cm"><text:p/></draw:line></draw:g></text:p>
      <text:p text:style-name="P4"><draw:g text:anchor-type="as-char" draw:z-index="7" draw:style-name="gr3"><draw:frame draw:style-name="gr10" draw:text-style-name="P12" svg:width="16.827cm" svg:height="2.745cm" svg:x="0.083cm" svg:y="0cm"><draw:text-box><text:p><text:span text:style-name="T2">ファイル名</text:span><text:span text:style-name="T2">:receivedOrder.html</text:span><text:span text:style-name="T2"><text:tab/></text:span><text:span text:style-name="T2"><text:tab/></text:span><text:span text:style-name="T2"><text:tab/></text:span><text:span text:style-name="T2">画面名</text:span><text:span text:style-name="T2">:</text:span><text:span text:style-name="T2">新規・編集（伝票）画面</text:span></text:p><text:p><text:span text:style-name="T2">作成日　</text:span><text:span text:style-name="T2">2015.01.17</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受注の新規・編集画面をクリエイトタグを用いての作成</text:span></text:p><text:p><text:span text:style-name="T2">図の説明：　</text:span><text:span text:style-name="T2">receivedOrder.html</text:span><text:span text:style-name="T2">ファイルに記述される内容のフローチャート</text:span></text:p><text:p><text:span text:style-name="T2">パラメータ</text:span></text:p></draw:text-box></draw:frame><draw:line draw:style-name="gr11" draw:text-style-name="P13" svg:x1="0cm" svg:y1="2.745cm" svg:x2="17.531cm" svg:y2="2.745cm"><text:p/></draw:line><draw:line draw:style-name="gr5" draw:text-style-name="P13" svg:x1="8.235cm" svg:y1="2.745cm" svg:x2="8.235cm" svg:y2="23.46cm"><text:p/></draw:line><draw:line draw:style-name="gr4" draw:text-style-name="P14" svg:x1="2.789cm" svg:y1="3.564cm" svg:x2="2.789cm" svg:y2="4.093cm"><text:p/></draw:line><draw:circle draw:style-name="gr9" draw:text-style-name="P18" svg:width="0.503cm" svg:height="0.503cm" svg:x="2.496cm" svg:y="3.08cm"><text:p text:style-name="P13"><text:span text:style-name="T5">２</text:span></text:p></draw:circle><draw:circle draw:style-name="gr9" draw:text-style-name="P18" svg:width="0.503cm" svg:height="0.503cm" svg:x="2.492cm" svg:y="21.564cm"><text:p text:style-name="P13"><text:span text:style-name="T5">３</text:span></text:p></draw:circle><draw:g draw:style-name="gr6"><draw:custom-shape draw:style-name="gr7" draw:text-style-name="P16" svg:width="5.536cm" svg:height="0.987cm" svg:x="0cm" svg:y="4.092cm"><text:p text:style-name="P15"><text:span text:style-name="T3">creator.outputTag</text:span></text:p><text:p text:style-name="P15"><text:span text:style-name="T3">('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5.084cm"><text:p text:style-name="P13"><text:span text:style-name="T6">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6.06cm" svg:x2="2.789cm" svg:y2="6.589cm"><text:p/></draw:line><draw:g draw:style-name="gr6"><draw:custom-shape draw:style-name="gr7" draw:text-style-name="P16" svg:width="5.536cm" svg:height="0.987cm" svg:x="0cm" svg:y="6.589cm"><text:p text:style-name="P15"><text:span text:style-name="T3">creator.outputTag('newDialogHeader',</text:span></text:p><text:p text:style-name="P15"><text:span text:style-name="T3"><text:s/></text:span><text:span text:style-name="T3">'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7.579cm"><text:p text:style-name="P13"><text:span text:style-name="T6">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556cm" svg:x2="2.789cm" svg:y2="9.085cm"><text:p/></draw:line><draw:g draw:style-name="gr6"><draw:custom-shape draw:style-name="gr7" draw:text-style-name="P16" svg:width="5.536cm" svg:height="0.987cm" svg:x="0cm" svg:y="9.084cm"><text:p text:style-name="P15"><text:span text:style-name="T3">creator.outputTag('dialogPulldown4',</text:span></text:p><text:p text:style-name="P15"><text:span text:style-name="T3"><text:s/></text:span><text:span text:style-name="T3">'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0.075cm"><text:p text:style-name="P13"><text:span text:style-name="T4">追加ダイアログの</text:span><text:span text:style-name="T4">1</text:span><text:span text:style-name="T4">つ目</text:span><text:span text:style-name="T4">(4</text:span><text:span text:style-name="T4">連続</text:span></text:p><text:p text:style-name="P13"><text:span text:style-name="T4">プルダウン</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g draw:style-name="gr6"><draw:custom-shape draw:style-name="gr7" draw:text-style-name="P20" svg:width="5.536cm" svg:height="0.987cm" svg:x="0cm" svg:y="14.141cm"><text:p text:style-name="P15"><text:span text:style-name="T9">creator.outputTag('dialogTextbox2'</text:span></text:p><text:p text:style-name="P15"><text:span text:style-name="T9">,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5.132cm"><text:p text:style-name="P13"><text:span text:style-name="T4">追加ダイアログの３つ目</text:span><text:span text:style-name="T4">(2</text:span><text:span text:style-name="T4">連続テキスト</text:span></text:p><text:p text:style-name="P13"><text:span text:style-name="T4">ボックス</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6.109cm" svg:x2="2.789cm" svg:y2="16.638cm"><text:p/></draw:line><draw:g draw:style-name="gr6"><draw:custom-shape draw:style-name="gr7" draw:text-style-name="P20" svg:width="5.536cm" svg:height="0.987cm" svg:x="0cm" svg:y="16.637cm"><text:p text:style-name="P15"><text:span text:style-name="T9">creator.outputTag('newDialogLast',</text:span></text:p><text:p text:style-name="P15"><text:span text:style-name="T9"><text:s/></text:span><text:span text:style-name="T9">'reNewDialogLast', '#re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628cm"><text:p text:style-name="P13"><text:span text:style-name="T4">追加ダイアログの４つ目</text:span><text:span text:style-name="T4">(</text:span><text:span text:style-name="T4">最後の</text:span></text:p><text:p text:style-name="P13"><text:span text:style-name="T4">コンテンツ</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604cm" svg:x2="2.789cm" svg:y2="19.133cm"><text:p/></draw:line><draw:g draw:style-name="gr6"><draw:custom-shape draw:style-name="gr7" draw:text-style-name="P20" svg:width="5.536cm" svg:height="0.987cm" svg:x="0cm" svg:y="19.133cm"><text:p text:style-name="P15"><text:span text:style-name="T9">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0.124cm"><text:p text:style-name="P13"><text:span text:style-name="T4">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1.1cm" svg:x2="2.789cm" svg:y2="21.629cm"><text:p/></draw:line><draw:g draw:style-name="gr6"><draw:custom-shape draw:style-name="gr7" draw:text-style-name="P20" svg:width="5.536cm" svg:height="0.987cm" svg:x="9.185cm" svg:y="4.311cm"><text:p text:style-name="P15"><text:span text:style-name="T9">creator.outputTag</text:span></text:p><text:p text:style-name="P15"><text:span text:style-name="T9">('return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85cm" svg:y="5.302cm"><text:p text:style-name="P13"><text:span text:style-name="T4">返品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75cm" svg:y1="6.278cm" svg:x2="11.975cm" svg:y2="6.807cm"><text:p/></draw:line><draw:line draw:style-name="gr4" draw:text-style-name="P14" svg:x1="11.908cm" svg:y1="3.581cm" svg:x2="11.908cm" svg:y2="4.244cm"><text:p/></draw:line><draw:g draw:style-name="gr6"><draw:custom-shape draw:style-name="gr7" draw:text-style-name="P20" svg:width="5.536cm" svg:height="0.987cm" svg:x="9.119cm" svg:y="6.807cm"><text:p text:style-name="P15"><text:span text:style-name="T9">creator.outputTag('returnDialogHeader',</text:span></text:p><text:p text:style-name="P15"><text:span text:style-name="T9"><text:s/></text:span><text:span text:style-name="T9">'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798cm"><text:p text:style-name="P13"><text:span text:style-name="T4">返品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774cm" svg:x2="11.908cm" svg:y2="9.303cm"><text:p/></draw:line><draw:circle draw:style-name="gr9" draw:text-style-name="P18" svg:width="0.503cm" svg:height="0.503cm" svg:x="11.615cm" svg:y="3.08cm"><text:p text:style-name="P13"><text:span text:style-name="T5">３</text:span></text:p></draw:circle><draw:circle draw:style-name="gr9" draw:text-style-name="P18" svg:width="0.503cm" svg:height="0.503cm" svg:x="11.612cm" svg:y="21.844cm"><text:p text:style-name="P13"><text:span text:style-name="T5">E</text:span></text:p></draw:circle><draw:g draw:style-name="gr6"><draw:custom-shape draw:style-name="gr7" draw:text-style-name="P16" svg:width="5.536cm" svg:height="0.987cm" svg:x="9.119cm" svg:y="11.83cm"><text:p text:style-name="P15"><text:span text:style-name="T3">CreateDialog</text:span></text:p><text:p text:style-name="P15"><text:span text:style-name="T3">('#returnDialog', '.return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822cm"><text:p text:style-name="P13"><text:span text:style-name="T4">返品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794cm" svg:x2="11.908cm" svg:y2="14.323cm"><text:p/></draw:line><draw:g draw:style-name="gr6"><draw:custom-shape draw:style-name="gr7" draw:text-style-name="P16" svg:width="5.536cm" svg:height="0.987cm" svg:x="9.119cm" svg:y="14.326cm"><text:p text:style-name="P15"><text:span text:style-name="T3">setOptionValue();</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5.318cm"><text:p text:style-name="P13"><text:span text:style-name="T4">option</text:span><text:span text:style-name="T4">タグの</text:span><text:span text:style-name="T4">value</text:span><text:span text:style-name="T4">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6.294cm" svg:x2="11.908cm" svg:y2="16.823cm"><text:p/></draw:line><draw:g draw:style-name="gr6"><draw:custom-shape draw:style-name="gr7" draw:text-style-name="P16" svg:width="5.536cm" svg:height="0.987cm" svg:x="9.119cm" svg:y="16.84cm"><text:p text:style-name="P15"><text:span text:style-name="T3">setName(received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831cm"><text:p text:style-name="P13"><text:span text:style-name="T4">テキストボックスの</text:span></text:p><text:p text:style-name="P13"><text:span text:style-name="T4">name</text:span><text:span text:style-name="T4">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807cm" svg:x2="11.908cm" svg:y2="19.336cm"><text:p/></draw:line><draw:g draw:style-name="gr6"><draw:custom-shape draw:style-name="gr7" draw:text-style-name="P16" svg:width="5.536cm" svg:height="0.987cm" svg:x="9.119cm" svg:y="19.336cm"><text:p text:style-name="P15"><text:span text:style-name="T3">/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0.327cm"><text:p text:style-name="P13"><text:span text:style-name="T4">javascript</text:span><text:span text:style-name="T4">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21.301cm" svg:x2="11.908cm" svg:y2="21.83cm"><text:p/></draw:line><draw:g draw:style-name="gr6"><draw:custom-shape draw:style-name="gr7" draw:text-style-name="P20" svg:width="5.536cm" svg:height="0.987cm" svg:x="9.119cm" svg:y="9.335cm"><text:p text:style-name="P15"><text:span text:style-name="T9">creator.outputTag('returnDialogContent',</text:span></text:p><text:p text:style-name="P15"><text:span text:style-name="T9"><text:s/></text:span><text:span text:style-name="T9">'returnDialogContent', '#return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0.326cm"><text:p text:style-name="P13"><text:span text:style-name="T4">返品ダイアログのコンテンツ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1.298cm" svg:x2="11.908cm" svg:y2="11.827cm"><text:p/></draw:line><draw:line draw:style-name="gr4" draw:text-style-name="P14" svg:x1="2.789cm" svg:y1="11.052cm" svg:x2="2.789cm" svg:y2="11.581cm"><text:p/></draw:line><draw:g draw:style-name="gr6"><draw:custom-shape draw:style-name="gr7" draw:text-style-name="P20" svg:width="5.536cm" svg:height="0.987cm" svg:x="0cm" svg:y="11.58cm"><text:p text:style-name="P15"><text:span text:style-name="T3">creator.outputTag('dialogPulldown4',</text:span></text:p><text:p text:style-name="P15"><text:span text:style-name="T3"><text:s/></text:span><text:span text:style-name="T3">'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571cm"><text:p text:style-name="P13"><text:span text:style-name="T4">追加ダイアログの</text:span><text:span text:style-name="T4">2</text:span><text:span text:style-name="T4">つ目</text:span><text:span text:style-name="T4">(4</text:span><text:span text:style-name="T4">連続</text:span></text:p><text:p text:style-name="P13"><text:span text:style-name="T4">プルダウン</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547cm" svg:x2="2.789cm" svg:y2="14.076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5-23T19:50:15.656287000</dc:date>
    <meta:editing-duration>PT2H51M31S</meta:editing-duration>
    <meta:editing-cycles>17</meta:editing-cycles>
    <meta:generator>LibreOffice/4.3.2.2$MacOSX_X86_64 LibreOffice_project/edfb5295ba211bd31ad47d0bad0118690f76407d</meta:generator>
    <meta:document-statistic meta:table-count="0" meta:image-count="0" meta:object-count="0" meta:page-count="7" meta:paragraph-count="9" meta:word-count="35" meta:character-count="46" meta:non-whitespace-character-count="46"/>
  </office:meta>
</office:document-meta>
</file>